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ヒラギノ角ゴ Pro W3" svg:font-family="'ヒラギノ角ゴ Pro W3'" style:font-pitch="variable"/>
  </office:font-face-decls>
  <office:automatic-styles>
    <style:style style:name="P1" style:family="paragraph" style:parent-style-name="Estilo">
      <style:text-properties fo:font-size="10pt" style:font-size-asian="10pt" style:font-name-complex="Arial" style:font-size-complex="10pt"/>
    </style:style>
    <style:style style:name="P2" style:family="paragraph" style:parent-style-name="Footer">
      <style:paragraph-properties fo:text-align="end" style:justify-single-word="false"/>
      <style:text-properties style:font-name="Arial" fo:font-size="12pt" fo:font-weight="bold" style:font-size-asian="12pt" style:font-weight-asian="bold" style:font-name-complex="Arial" style:font-size-complex="12pt"/>
    </style:style>
    <style:style style:name="P3" style:family="paragraph" style:parent-style-name="Footer">
      <style:text-properties style:font-name="Arial" fo:font-size="12pt" fo:font-weight="bold" style:font-size-asian="12pt" style:font-weight-asian="bold" style:font-name-complex="Arial" style:font-size-complex="12pt"/>
    </style:style>
    <style:style style:name="P4" style:family="paragraph" style:parent-style-name="Footnote">
      <style:paragraph-properties fo:margin-left="0.1071in" fo:margin-right="0in" fo:text-indent="-0.1071in" style:auto-text-indent="false"/>
    </style:style>
    <style:style style:name="P5" style:family="paragraph" style:parent-style-name="Footnote">
      <style:paragraph-properties fo:text-align="justify" style:justify-single-word="false"/>
    </style:style>
    <style:style style:name="P6" style:family="paragraph" style:parent-style-name="Footnote">
      <style:paragraph-properties fo:margin-left="0.0984in" fo:margin-right="0in" fo:text-align="justify" style:justify-single-word="false" fo:text-indent="-0.0984in" style:auto-text-indent="false"/>
    </style:style>
    <style:style style:name="P7" style:family="paragraph" style:parent-style-name="Footnote">
      <style:paragraph-properties fo:margin-left="0.0984in" fo:margin-right="0in" fo:text-align="justify" style:justify-single-word="false" fo:text-indent="0in" style:auto-text-indent="false"/>
    </style:style>
    <style:style style:name="P8" style:family="paragraph" style:parent-style-name="Footnote">
      <style:paragraph-properties fo:margin-left="0.0984in" fo:margin-right="0in" fo:text-align="justify" style:justify-single-word="false" fo:text-indent="0in" style:auto-text-indent="false"/>
      <style:text-properties style:font-name="Arial" style:font-name-complex="Arial"/>
    </style:style>
    <style:style style:name="P9" style:family="paragraph" style:parent-style-name="Header">
      <style:text-properties style:font-name="Arial" fo:font-size="9pt" style:font-size-asian="9pt" style:font-name-complex="Arial" style:font-size-complex="9pt"/>
    </style:style>
    <style:style style:name="P10" style:family="paragraph" style:parent-style-name="Standard">
      <style:paragraph-properties fo:margin-left="2.3626in" fo:margin-right="0in" fo:text-align="justify" style:justify-single-word="false" fo:text-indent="0in" style:auto-text-indent="false"/>
    </style:style>
    <style:style style:name="P11" style:family="paragraph" style:parent-style-name="Standard" style:master-page-name="Standard">
      <style:paragraph-properties fo:margin-left="2.3626in" fo:margin-right="0in" fo:text-align="justify" style:justify-single-word="false" fo:text-indent="0in" style:auto-text-indent="false" style:page-number="1"/>
    </style:style>
    <style:style style:name="P12" style:family="paragraph" style:parent-style-name="Standard">
      <style:paragraph-properties fo:text-align="justify" style:justify-single-word="false"/>
      <style:text-properties style:font-name="Arial" fo:font-size="15pt" fo:font-weight="bold" style:font-size-asian="15pt" style:font-weight-asian="bold" style:font-name-complex="Arial" style:font-size-complex="15pt"/>
    </style:style>
    <style:style style:name="P13" style:family="paragraph" style:parent-style-name="Standard">
      <style:paragraph-properties fo:margin-left="-0.0984in" fo:margin-right="0in" fo:text-align="justify" style:justify-single-word="false" fo:text-indent="0.5902in" style:auto-text-indent="false"/>
      <style:text-properties style:font-name="Arial" fo:font-size="15pt" fo:font-weight="bold" style:font-size-asian="15pt" style:font-weight-asian="bold" style:font-name-complex="Arial" style:font-size-complex="15pt"/>
    </style:style>
    <style:style style:name="P14" style:family="paragraph" style:parent-style-name="Standard">
      <style:paragraph-properties fo:margin-left="0in" fo:margin-right="0in" fo:text-align="justify" style:justify-single-word="false" fo:text-indent="0.4925in" style:auto-text-indent="false" style:text-autospace="none"/>
      <style:text-properties style:font-name="Arial" fo:font-size="15pt" style:font-size-asian="15pt" style:font-name-complex="Arial" style:font-size-complex="15pt"/>
    </style:style>
    <style:style style:name="P15" style:family="paragraph" style:parent-style-name="Standard">
      <style:paragraph-properties fo:margin-left="0in" fo:margin-right="0in" fo:text-align="justify" style:justify-single-word="false" fo:text-indent="0.4917in" style:auto-text-indent="false"/>
      <style:text-properties style:font-name="Arial" fo:font-size="15pt" style:font-size-asian="15pt" style:font-name-complex="Arial" style:font-size-complex="15pt"/>
    </style:style>
    <style:style style:name="P16" style:family="paragraph" style:parent-style-name="Standard">
      <style:paragraph-properties fo:text-align="justify" style:justify-single-word="false"/>
      <style:text-properties style:font-name="Arial" fo:font-size="15pt" style:font-size-asian="15pt" style:font-name-complex="Arial" style:font-size-complex="15pt"/>
    </style:style>
    <style:style style:name="P17" style:family="paragraph" style:parent-style-name="Standard">
      <style:paragraph-properties fo:margin-left="-0.0984in" fo:margin-right="0in" fo:text-align="justify" style:justify-single-word="false" fo:text-indent="0.5902in" style:auto-text-indent="false"/>
      <style:text-properties style:font-name="Arial" fo:font-size="15pt" style:font-size-asian="15pt" style:font-name-complex="Arial" style:font-size-complex="15pt"/>
    </style:style>
    <style:style style:name="P18" style:family="paragraph" style:parent-style-name="Standard">
      <style:paragraph-properties fo:margin-left="0in" fo:margin-right="0in" fo:text-align="justify" style:justify-single-word="false" fo:text-indent="0.4917in" style:auto-text-indent="false"/>
      <style:text-properties style:font-name="Arial" fo:font-size="15pt" fo:language="es" fo:country="MX" style:font-size-asian="15pt" style:font-name-complex="Arial" style:font-size-complex="15pt"/>
    </style:style>
    <style:style style:name="P19" style:family="paragraph" style:parent-style-name="Standard">
      <style:paragraph-properties style:line-height-at-least="0.1665in"/>
      <style:text-properties style:font-name="Arial" fo:font-size="9pt" fo:font-weight="bold" style:font-size-asian="9pt" style:font-weight-asian="bold" style:font-name-complex="Arial" style:font-size-complex="9pt"/>
    </style:style>
    <style:style style:name="P20" style:family="paragraph" style:parent-style-name="Standard">
      <style:paragraph-properties fo:text-align="center" style:justify-single-word="false" style:text-autospace="none"/>
      <style:text-properties fo:text-transform="uppercase" style:font-name="Arial" fo:font-size="15pt" fo:font-weight="bold" style:font-size-asian="15pt" style:font-weight-asian="bold" style:font-name-complex="Arial" style:font-size-complex="15pt"/>
    </style:style>
    <style:style style:name="P21" style:family="paragraph" style:parent-style-name="Standard">
      <style:paragraph-properties style:text-autospace="none"/>
      <style:text-properties fo:text-transform="uppercase" style:font-name="Arial" fo:font-size="15pt" fo:font-weight="bold" style:font-size-asian="15pt" style:font-weight-asian="bold" style:font-name-complex="Arial" style:font-size-complex="15pt"/>
    </style:style>
    <style:style style:name="P22" style:family="paragraph" style:parent-style-name="Standard">
      <style:paragraph-properties style:text-autospace="none"/>
    </style:style>
    <style:style style:name="P23" style:family="paragraph" style:parent-style-name="Standard">
      <style:paragraph-properties style:text-autospace="none"/>
      <style:text-properties fo:color="#000000" loext:opacity="100%" style:font-name="Arial" fo:font-size="15pt" fo:font-weight="bold" style:font-name-asian="ヒラギノ角ゴ Pro W3" style:font-size-asian="15pt" style:font-weight-asian="bold" style:font-name-complex="Arial" style:font-size-complex="15pt"/>
    </style:style>
    <style:style style:name="P24" style:family="paragraph" style:parent-style-name="Standard">
      <style:paragraph-properties fo:margin-left="0in" fo:margin-right="0in" fo:line-height="150%" fo:text-align="justify" style:justify-single-word="false" fo:text-indent="0.4917in" style:auto-text-indent="false"/>
    </style:style>
    <style:style style:name="P25" style:family="paragraph" style:parent-style-name="Standard">
      <style:paragraph-properties fo:margin-left="0in" fo:margin-right="0in" fo:line-height="150%" fo:text-align="justify" style:justify-single-word="false" fo:text-indent="0.4925in" style:auto-text-indent="false" style:text-autospace="none"/>
    </style:style>
    <style:style style:name="P26" style:family="paragraph" style:parent-style-name="Standard">
      <style:paragraph-properties fo:margin-left="-0.0984in" fo:margin-right="0in" fo:line-height="150%" fo:text-align="justify" style:justify-single-word="false" fo:text-indent="0.5902in" style:auto-text-indent="false"/>
    </style:style>
    <style:style style:name="P27" style:family="paragraph" style:parent-style-name="Table_20_Contents">
      <style:paragraph-properties fo:text-align="justify" style:justify-single-word="false"/>
    </style:style>
    <style:style style:name="P28" style:family="paragraph" style:parent-style-name="Table_20_Contents">
      <style:text-properties fo:font-size="2pt" style:font-size-asian="2pt" style:font-size-complex="2pt"/>
    </style:style>
    <style:style style:name="P29" style:family="paragraph" style:parent-style-name="Text_20_body_20_indent">
      <style:paragraph-properties fo:margin-left="2.6583in" fo:margin-right="0in" fo:text-align="justify" style:justify-single-word="false" fo:text-indent="0in" style:auto-text-indent="false"/>
    </style:style>
    <style:style style:name="P30" style:family="paragraph" style:parent-style-name="Text_20_body_20_indent">
      <style:paragraph-properties fo:margin-left="2.6583in" fo:margin-right="0in" fo:text-align="justify" style:justify-single-word="false" fo:text-indent="0in" style:auto-text-indent="false"/>
      <style:text-properties fo:font-size="12pt" fo:font-weight="bold" style:font-size-asian="12pt" style:font-weight-asian="bold" style:font-size-complex="12pt"/>
    </style:style>
    <style:style style:name="P31" style:family="paragraph" style:parent-style-name="corte1_20_datos">
      <style:paragraph-properties fo:margin-left="0in" fo:margin-right="0in" fo:text-align="center" style:justify-single-word="false" fo:text-indent="0in" style:auto-text-indent="false"/>
      <style:text-properties style:font-name-complex="Arial"/>
    </style:style>
    <style:style style:name="P32" style:family="paragraph" style:parent-style-name="corte1_20_datos">
      <style:paragraph-properties fo:margin-left="0in" fo:margin-right="0in" fo:text-align="center" style:justify-single-word="false" fo:text-indent="0in" style:auto-text-indent="false"/>
      <style:text-properties fo:font-size="14pt" style:font-size-asian="14pt" style:font-name-complex="Arial" style:font-size-complex="15pt"/>
    </style:style>
    <style:style style:name="P33" style:family="paragraph" style:parent-style-name="corte1_20_datos">
      <style:paragraph-properties fo:margin-left="0in" fo:margin-right="0in" fo:text-align="center" style:justify-single-word="false" fo:text-indent="0in" style:auto-text-indent="false"/>
      <style:text-properties fo:font-size="14pt" style:font-size-asian="14pt" style:font-name-complex="Arial"/>
    </style:style>
    <style:style style:name="P34" style:family="paragraph" style:parent-style-name="corte2_20_ponente">
      <style:text-properties fo:color="#000000" loext:opacity="100%" style:font-name="Arial" fo:font-size="15pt" fo:language="pt" fo:country="BR" fo:font-weight="normal" style:font-name-asian="ヒラギノ角ゴ Pro W3" style:font-size-asian="15pt" style:font-weight-asian="normal" style:font-name-complex="Arial" style:font-size-complex="15pt"/>
    </style:style>
    <style:style style:name="P35" style:family="paragraph" style:parent-style-name="corte2_20_ponente">
      <style:text-properties fo:language="pt" fo:country="BR" style:font-name-complex="Arial"/>
    </style:style>
    <style:style style:name="P36" style:family="paragraph" style:parent-style-name="corte3_20_centro" style:list-style-name="">
      <style:paragraph-properties fo:line-height="100%"/>
      <style:text-properties style:font-name-complex="Arial" style:font-size-complex="15pt"/>
    </style:style>
    <style:style style:name="P37" style:family="paragraph" style:parent-style-name="corte3_20_centro">
      <style:paragraph-properties fo:line-height="100%"/>
      <style:text-properties style:font-name-complex="Arial" style:font-size-complex="15pt"/>
    </style:style>
    <style:style style:name="P38" style:family="paragraph" style:parent-style-name="corte3_20_centro" style:list-style-name="">
      <style:paragraph-properties fo:line-height="100%" fo:text-align="start" style:justify-single-word="false"/>
      <style:text-properties style:font-name="Arial" fo:font-size="15pt" style:font-size-asian="15pt" style:font-name-complex="Arial" style:font-size-complex="15pt"/>
    </style:style>
    <style:style style:name="P39" style:family="paragraph" style:parent-style-name="corte3_20_centro">
      <style:paragraph-properties fo:line-height="100%"/>
      <style:text-properties fo:font-size="8pt" style:font-size-asian="8pt" style:font-name-complex="Arial" style:font-size-complex="15pt"/>
    </style:style>
    <style:style style:name="P40" style:family="paragraph" style:parent-style-name="corte3_20_centro">
      <style:paragraph-properties fo:line-height="100%"/>
      <style:text-properties fo:font-size="14pt" style:font-size-asian="14pt" style:font-name-complex="Arial" style:font-size-complex="15pt"/>
    </style:style>
    <style:style style:name="P41" style:family="paragraph" style:parent-style-name="corte4_20_fondo">
      <style:paragraph-properties fo:margin-left="0in" fo:margin-right="0in" fo:line-height="100%" fo:text-indent="0in" style:auto-text-indent="false"/>
      <style:text-properties style:font-name="Arial" fo:font-size="15pt" style:font-size-asian="15pt" style:font-name-complex="Arial" style:font-size-complex="15pt"/>
    </style:style>
    <style:style style:name="P42" style:family="paragraph" style:parent-style-name="corte4_20_fondo">
      <style:paragraph-properties fo:line-height="100%"/>
      <style:text-properties style:font-name="Arial" fo:font-size="15pt" fo:language="es" fo:country="MX" style:font-size-asian="15pt" style:language-asian="en" style:country-asian="US" style:font-name-complex="Arial" style:font-size-complex="15pt"/>
    </style:style>
    <style:style style:name="P43" style:family="paragraph" style:parent-style-name="corte4_20_fondo">
      <style:paragraph-properties fo:margin-left="-0.5909in" fo:margin-right="0in" fo:line-height="100%" fo:text-align="start" style:justify-single-word="false" fo:text-indent="0in" style:auto-text-indent="false"/>
      <style:text-properties style:font-name="Arial" fo:font-size="6pt" fo:font-weight="bold" style:font-size-asian="6pt" style:font-weight-asian="bold" style:font-name-complex="Arial" style:font-size-complex="15pt"/>
    </style:style>
    <style:style style:name="P44" style:family="paragraph" style:parent-style-name="corte4_20_fondo">
      <style:paragraph-properties fo:margin-left="0in" fo:margin-right="0in" fo:text-indent="0.4917in" style:auto-text-indent="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style>
    <style:style style:name="P45" style:family="paragraph" style:parent-style-name="corte4_20_fondo">
      <style:paragraph-properties fo:margin-left="0in" fo:margin-right="0.4272in" fo:text-indent="0in" style:auto-text-indent="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style>
    <style:style style:name="P46" style:family="paragraph" style:parent-style-name="corte4_20_fondo">
      <style:paragraph-properties fo:margin-left="0in" fo:margin-right="0.4272in" fo:line-height="100%" fo:text-indent="0in" style:auto-text-indent="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complex="Arial" style:font-size-complex="15pt"/>
    </style:style>
    <style:style style:name="P47" style:family="paragraph" style:parent-style-name="corte4_20_fondo">
      <style:paragraph-properties fo:margin-left="0in" fo:margin-right="0in" fo:line-height="100%" fo:text-indent="0.4917in" style:auto-text-indent="false"/>
      <style:text-properties style:font-name-complex="Arial" style:font-size-complex="15pt"/>
    </style:style>
    <style:style style:name="P48" style:family="paragraph" style:parent-style-name="corte4_20_fondo">
      <style:paragraph-properties fo:line-height="100%"/>
      <style:text-properties style:font-name-complex="Arial" style:font-size-complex="15pt"/>
    </style:style>
    <style:style style:name="P49" style:family="paragraph" style:parent-style-name="corte4_20_fondo">
      <style:paragraph-properties fo:margin-left="0.4925in" fo:margin-right="0.5256in" fo:line-height="100%" fo:text-indent="0.4917in" style:auto-text-indent="false"/>
    </style:style>
    <style:style style:name="P50" style:family="paragraph" style:parent-style-name="corte4_20_fondo">
      <style:paragraph-properties fo:margin-left="0in" fo:margin-right="0in" fo:text-indent="0.4917in" style:auto-text-indent="false"/>
    </style:style>
    <style:style style:name="P51" style:family="paragraph" style:parent-style-name="corte4_20_fondo">
      <style:paragraph-properties fo:margin-left="0.4925in" fo:margin-right="0.5256in" fo:line-height="100%" fo:text-indent="0.4917in" style:auto-text-indent="false"/>
      <style:text-properties fo:font-style="italic" fo:font-weight="bold" style:font-style-asian="italic" style:font-weight-asian="bold" style:font-name-complex="Arial" style:font-size-complex="15pt"/>
    </style:style>
    <style:style style:name="P52" style:family="paragraph" style:parent-style-name="corte4_20_fondo">
      <style:paragraph-properties fo:margin-left="0in" fo:margin-right="0in" fo:line-height="100%" fo:text-indent="0in" style:auto-text-indent="false"/>
      <style:text-properties fo:font-style="italic" fo:font-weight="bold" style:font-style-asian="italic" style:font-weight-asian="bold" style:font-name-complex="Arial" style:font-size-complex="15pt"/>
    </style:style>
    <style:style style:name="P53" style:family="paragraph" style:parent-style-name="corte4_20_fondo">
      <style:paragraph-properties fo:margin-left="0in" fo:margin-right="0.0339in" fo:text-indent="0.4925in" style:auto-text-indent="false"/>
    </style:style>
    <style:style style:name="P54" style:family="paragraph" style:parent-style-name="corte4_20_fondo">
      <style:paragraph-properties fo:margin-left="0in" fo:margin-right="0.0339in" fo:line-height="100%" fo:text-indent="0.4925in" style:auto-text-indent="false"/>
      <style:text-properties fo:language="es" fo:country="MX" style:font-name-complex="Arial" style:font-size-complex="15pt"/>
    </style:style>
    <style:style style:name="P55" style:family="paragraph" style:parent-style-name="corte4_20_fondo">
      <style:paragraph-properties fo:line-height="100%"/>
      <style:text-properties fo:font-size="10pt" fo:language="es" fo:country="MX" style:font-size-asian="10pt" style:font-name-complex="Arial" style:font-style-complex="italic"/>
    </style:style>
    <style:style style:name="P56" style:family="paragraph" style:parent-style-name="corte4_20_fondo">
      <style:paragraph-properties fo:line-height="100%"/>
      <style:text-properties fo:font-size="10pt" fo:language="es" fo:country="MX" style:font-size-asian="10pt" style:font-name-complex="Arial" style:font-size-complex="10pt" style:font-style-complex="italic"/>
    </style:style>
    <style:style style:name="P57" style:family="paragraph" style:parent-style-name="corte4_20_fondo">
      <style:paragraph-properties fo:line-height="100%"/>
      <style:text-properties fo:font-size="10pt" fo:language="es" fo:country="MX" style:font-size-asian="10pt" style:font-name-complex="Arial" style:font-size-complex="10pt" style:font-style-complex="italic"/>
    </style:style>
    <style:style style:name="P58" style:family="paragraph" style:parent-style-name="corte4_20_fondo">
      <style:paragraph-properties fo:line-height="100%"/>
      <style:text-properties fo:font-size="10pt" style:font-size-asian="10pt" style:font-name-complex="Arial" style:font-size-complex="10pt" style:font-style-complex="italic"/>
    </style:style>
    <style:style style:name="P59" style:family="paragraph" style:parent-style-name="corte4_20_fondo">
      <style:paragraph-properties fo:line-height="100%"/>
      <style:text-properties fo:font-size="10pt" style:font-size-asian="10pt" style:font-name-complex="Arial" style:font-size-complex="10pt" style:font-style-complex="italic"/>
    </style:style>
    <style:style style:name="P60" style:family="paragraph" style:parent-style-name="corte4_20_fondo">
      <style:paragraph-properties fo:line-height="100%"/>
      <style:text-properties fo:color="#000000" loext:opacity="100%" fo:font-size="10pt" fo:language="es" fo:country="MX" fo:background-color="#ffffff" style:font-size-asian="10pt" style:font-name-complex="Arial" style:font-size-complex="10pt" style:font-style-complex="italic"/>
    </style:style>
    <style:style style:name="P61" style:family="paragraph" style:parent-style-name="corte4_20_fondo">
      <style:paragraph-properties fo:line-height="100%"/>
      <style:text-properties fo:text-transform="uppercase" fo:font-size="10pt" fo:font-weight="bold" style:font-size-asian="10pt" style:font-weight-asian="bold" style:font-name-complex="Arial"/>
    </style:style>
    <style:style style:name="P62" style:family="paragraph" style:parent-style-name="corte4_20_fondo">
      <style:paragraph-properties fo:line-height="100%"/>
    </style:style>
    <style:style style:name="P63" style:family="paragraph" style:parent-style-name="corte4_20_fondo_20_Car1_20_Car_20_Car_20_Car_20_Car">
      <style:text-properties style:font-size-complex="15pt"/>
    </style:style>
    <style:style style:name="P64" style:family="paragraph" style:parent-style-name="corte4_20_fondo_20_Car1_20_Car_20_Car_20_Car_20_Car">
      <style:paragraph-properties fo:line-height="100%"/>
      <style:text-properties fo:color="#000000" loext:opacity="100%" fo:font-size="10pt" fo:background-color="#ffffff" style:font-size-asian="10pt"/>
    </style:style>
    <style:style style:name="P65" style:family="paragraph" style:parent-style-name="corte5_20_transcripcion">
      <style:paragraph-properties fo:line-height="100%"/>
    </style:style>
    <style:style style:name="P66" style:family="paragraph" style:parent-style-name="corte5_20_transcripcion">
      <style:paragraph-properties fo:line-height="100%"/>
      <style:text-properties style:font-name-complex="Arial" style:font-size-complex="15pt"/>
    </style:style>
    <style:style style:name="P67" style:family="paragraph" style:parent-style-name="corte5_20_transcripcion">
      <style:paragraph-properties fo:line-height="100%"/>
      <style:text-properties fo:color="#ff0000" loext:opacity="100%" style:font-name-complex="Arial" style:font-size-complex="15pt"/>
    </style:style>
    <style:style style:name="P68" style:family="paragraph" style:parent-style-name="corte5_20_transcripcion">
      <style:paragraph-properties fo:margin-left="0in" fo:margin-right="0.4925in" fo:line-height="100%" fo:text-indent="0.4925in" style:auto-text-indent="false"/>
      <style:text-properties fo:font-style="normal" fo:font-weight="normal" style:font-style-asian="normal" style:font-weight-asian="normal" style:font-name-complex="Arial" style:font-size-complex="15pt"/>
    </style:style>
    <style:style style:name="T1" style:family="text">
      <style:text-properties fo:font-weight="bold" style:font-weight-asian="bold" style:font-name-complex="Arial" style:font-size-complex="15pt"/>
    </style:style>
    <style:style style:name="T2" style:family="text">
      <style:text-properties fo:font-weight="bold" style:font-weight-asian="bold" style:font-name-complex="Arial" style:font-size-complex="15pt" style:font-weight-complex="bold"/>
    </style:style>
    <style:style style:name="T3" style:family="text">
      <style:text-properties style:font-name="Arial" fo:font-size="15pt" fo:font-weight="bold" style:font-size-asian="15pt" style:font-weight-asian="bold" style:font-name-complex="Arial" style:font-size-complex="15pt"/>
    </style:style>
    <style:style style:name="T4" style:family="text">
      <style:text-properties style:font-name="Arial" fo:font-size="15pt" fo:font-weight="bold" style:font-size-asian="15pt" style:font-weight-asian="bold" style:font-name-complex="Arial" style:font-size-complex="15pt" style:font-weight-complex="bold"/>
    </style:style>
    <style:style style:name="T5" style:family="text">
      <style:text-properties style:font-name="Arial" fo:font-size="15pt" style:font-size-asian="15pt" style:font-name-complex="Arial" style:font-size-complex="15pt"/>
    </style:style>
    <style:style style:name="T6" style:family="text">
      <style:text-properties style:font-name="Arial" fo:font-size="15pt" fo:language="es" fo:country="MX" style:font-size-asian="15pt" style:font-name-complex="Arial" style:font-size-complex="15pt"/>
    </style:style>
    <style:style style:name="T7" style:family="text">
      <style:text-properties style:font-name="Arial" fo:font-size="15pt" fo:language="es" fo:country="MX" fo:font-weight="bold" style:font-size-asian="15pt" style:font-weight-asian="bold" style:font-name-complex="Arial" style:font-size-complex="15pt"/>
    </style:style>
    <style:style style:name="T8" style:family="text">
      <style:text-properties style:font-name="Arial" fo:font-size="15pt" style:font-name-asian="Calibri" style:font-size-asian="15pt" style:font-name-complex="Arial" style:font-size-complex="15pt"/>
    </style:style>
    <style:style style:name="T9" style:family="text">
      <style:text-properties style:font-name="Arial" fo:font-size="12pt" style:font-size-asian="12pt" style:font-name-complex="Arial" style:font-size-complex="12pt"/>
    </style:style>
    <style:style style:name="T10" style:family="text">
      <style:text-properties style:font-name="Arial" fo:font-size="12pt" fo:font-weight="bold" style:font-size-asian="12pt" style:font-weight-asian="bold" style:font-name-complex="Arial" style:font-size-complex="12pt"/>
    </style:style>
    <style:style style:name="T11" style:family="text">
      <style:text-properties style:font-name="Arial" style:font-name-complex="Arial"/>
    </style:style>
    <style:style style:name="T12" style:family="text">
      <style:text-properties style:font-name-complex="Arial" style:font-size-complex="15pt"/>
    </style:style>
    <style:style style:name="T13" style:family="text">
      <style:text-properties style:font-name-complex="Arial" style:font-size-complex="12pt"/>
    </style:style>
    <style:style style:name="T14" style:family="text">
      <style:text-properties style:font-name-complex="Arial" style:font-size-complex="10pt" style:font-style-complex="italic"/>
    </style:style>
    <style:style style:name="T15" style:family="text">
      <style:text-properties fo:text-transform="uppercase"/>
    </style:style>
    <style:style style:name="T16" style:family="text">
      <style:text-properties fo:text-transform="uppercase" style:font-name="Arial" fo:font-size="15pt" fo:font-weight="bold" style:font-size-asian="15pt" style:font-weight-asian="bold" style:font-name-complex="Arial" style:font-size-complex="15pt"/>
    </style:style>
    <style:style style:name="T17" style:family="text">
      <style:text-properties fo:text-transform="uppercase" fo:font-size="10pt" fo:font-weight="bold" style:font-size-asian="10pt" style:font-weight-asian="bold" style:font-name-complex="Arial"/>
    </style:style>
    <style:style style:name="T18" style:family="text">
      <style:text-properties fo:color="#000000" loext:opacity="100%" style:font-name="Arial" fo:font-size="15pt" fo:font-weight="bold" style:font-name-asian="ヒラギノ角ゴ Pro W3" style:font-size-asian="15pt" style:font-weight-asian="bold" style:font-name-complex="Arial" style:font-size-complex="15pt"/>
    </style:style>
    <style:style style:name="T19" style:family="text">
      <style:text-properties fo:color="#000000" loext:opacity="100%" style:font-name-complex="Arial" style:font-size-complex="15pt"/>
    </style:style>
    <style:style style:name="T20" style:family="text">
      <style:text-properties fo:color="#000000" loext:opacity="100%" style:font-name-complex="Arial" style:font-size-complex="15pt" fo:background-color="#000000"/>
    </style:style>
    <style:style style:name="T21" style:family="text">
      <style:text-properties fo:color="#000000" loext:opacity="100%" fo:font-size="10pt" fo:background-color="#ffffff" loext:char-shading-value="0" style:font-size-asian="10pt"/>
    </style:style>
    <style:style style:name="T22" style:family="text">
      <style:text-properties fo:language="pt" fo:country="BR" style:font-name-complex="Arial"/>
    </style:style>
    <style:style style:name="T23" style:family="text">
      <style:text-properties fo:color="#c00000" loext:opacity="100%" style:font-name="Arial" fo:font-size="15pt" style:font-size-asian="15pt" style:font-name-complex="Arial" style:font-size-complex="15pt"/>
    </style:style>
    <style:style style:name="T24" style:family="text">
      <style:text-properties fo:font-size="6pt" fo:font-weight="bold" style:font-size-asian="6pt" style:font-weight-asian="bold"/>
    </style:style>
    <style:style style:name="T25" style:family="text">
      <style:text-properties fo:font-size="12pt" fo:font-weight="bold" style:font-size-asian="12pt" style:font-weight-asian="bold" style:font-size-complex="12pt"/>
    </style:style>
    <style:style style:name="T26" style:family="text">
      <style:text-properties fo:font-style="normal" style:font-style-asian="normal" style:font-name-complex="Arial" style:font-size-complex="15pt"/>
    </style:style>
    <style:style style:name="T27" style:family="text">
      <style:text-properties fo:font-style="normal" fo:font-weight="normal" style:font-style-asian="normal" style:font-weight-asian="normal" style:font-name-complex="Arial" style:font-size-complex="15pt"/>
    </style:style>
    <style:style style:name="T28" style:family="text">
      <style:text-properties fo:color="#ff0000" loext:opacity="100%" style:font-name-complex="Arial" style:font-size-complex="15pt"/>
    </style:style>
    <style:style style:name="T29" style:family="text">
      <style:text-properties fo:language="es" fo:country="MX" style:font-name-complex="Arial"/>
    </style:style>
    <style:style style:name="T30" style:family="text">
      <style:text-properties fo:language="es" fo:country="MX" style:font-name-complex="Arial" style:font-size-complex="15pt"/>
    </style:style>
    <style:style style:name="T31" style:family="text">
      <style:text-properties fo:language="es" fo:country="MX" style:language-asian="en" style:country-asian="US" style:font-name-complex="Arial"/>
    </style:style>
    <style:style style:name="T32" style:family="text">
      <style:text-properties fo:font-size="10pt" style:font-size-asian="10pt" style:font-name-complex="Arial" style:font-size-complex="10pt"/>
    </style:style>
    <style:style style:name="T33" style:family="text">
      <style:text-properties fo:font-size="10pt" style:font-size-asian="10pt" style:font-name-complex="Arial" style:font-size-complex="10pt" style:font-style-complex="italic"/>
    </style:style>
    <style:style style:name="T34" style:family="text">
      <style:text-properties fo:font-size="10pt" fo:font-weight="bold" style:font-size-asian="10pt" style:font-weight-asian="bold" style:font-name-complex="Arial"/>
    </style:style>
    <style:style style:name="T35" style:family="text">
      <style:text-properties fo:font-size="10pt" fo:font-weight="bold" style:font-size-asian="10pt" style:font-weight-asian="bold" style:font-name-complex="Arial" style:font-size-complex="10pt"/>
    </style:style>
    <style:style style:name="T36" style:family="text">
      <style:text-properties fo:font-size="10pt" fo:font-weight="bold" style:font-size-asian="10pt" style:font-weight-asian="bold" style:font-name-complex="Arial" style:font-size-complex="10pt" style:font-style-complex="italic"/>
    </style:style>
    <style:style style:name="T37" style:family="text">
      <style:text-properties fo:font-size="10pt" fo:font-weight="bold" style:font-size-asian="10pt" style:font-weight-asian="bold" style:font-name-complex="Arial" style:font-size-complex="10pt" fo:background-color="#000000"/>
    </style:style>
    <style:style style:name="T38" style:family="text">
      <style:text-properties fo:font-size="10pt" fo:language="es" fo:country="MX" style:font-size-asian="10pt" style:font-name-complex="Arial" style:font-size-complex="10pt"/>
    </style:style>
    <style:style style:name="T39" style:family="text">
      <style:text-properties fo:font-size="10pt" fo:language="es" fo:country="MX" fo:font-weight="bold" style:font-size-asian="10pt" style:font-weight-asian="bold" style:font-name-complex="Arial" style:font-size-complex="10pt"/>
    </style:style>
    <style:style style:name="T40" style:family="text">
      <style:text-properties fo:font-style="italic" fo:font-weight="bold" style:font-style-asian="italic" style:font-weight-asian="bold" style:font-name-complex="Arial" style:font-size-complex="15pt"/>
    </style:style>
    <style:style style:name="T41" style:family="text">
      <style:text-properties fo:font-size="8pt" style:font-size-asian="8pt"/>
    </style:style>
    <style:style style:name="T42" style:family="text">
      <style:text-properties fo:font-size="14pt" style:font-size-asian="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3">INCIDENTE DE PAGO DE HONORARIOS 1/2016</text:span></text:p>
      <text:p text:style-name="P10"><text:span text:style-name="T16">ACTOR INCIDENTISTA: </text:span><text:span text:style-name="T3">PROSO, SOCIEDAD ANÓNIMA DE CAPITAL VARIABLE.</text:span></text:p>
      <text:p text:style-name="P20"/>
      <text:p text:style-name="P20"/>
      <text:p text:style-name="P21">PONENTE: MINISTRO JAVIER LAYNEZ POTISEK</text:p>
      <text:p text:style-name="P22"><text:span text:style-name="T16">SECRETARIA: ROSALÍA ARGUMOSA LÓPEZ</text:span></text:p>
      <text:p text:style-name="P23">Colaboró: Francisco Javier Ramírez Domínguez</text:p>
      <text:p text:style-name="P34"/>
      <text:p text:style-name="P35"/>
      <text:p text:style-name="P24"><text:span text:style-name="T5">Ciudad de México. Acuerdo de la Segunda Sala de la Suprema Corte de Justicia de la Nación, correspondiente al día veintidós de marzo de dos mil diecisiete.</text:span></text:p>
      <text:p text:style-name="P12"/>
      <text:p text:style-name="P24"><text:span text:style-name="T3">V I S T O S</text:span><text:span text:style-name="T5">, para resolver los autos del incidente de pago de honorarios planteado por el perito tercero en discordia en la prueba pericial en materia de ingeniería y arquitectura al inmueble objeto de prueba, ingeniero arquitecto</text:span><text:span text:style-name="T23"> </text:span><text:span text:style-name="T5">Homero Cruz Santana, en contra de las partes, Proso, Sociedad Anónima de Capital Variable (actora) y Consejo de la Judicatura Federal (demandado) en el juicio ordinario civil federal 11/2014, y</text:span></text:p>
      <text:p text:style-name="P43"/>
      <text:h text:style-name="P36" text:outline-level="1">R E S U L T A N D O</text:h>
      <text:h text:style-name="P36" text:outline-level="1"/>
      <text:p text:style-name="P25"><text:span text:style-name="T4">PRIMERO.</text:span><text:span text:style-name="T5"> Por escrito presentado el dieciséis de diciembre de dos mil catorce, ante la Oficina de Certificación Judicial y Correspondencia de la Suprema Corte de Justicia de la Nación, PROSO, Sociedad Anónima de Capital Variable, ofreció los medios de convicción que consideró pertinentes para sustentar sus pretensiones en el juicio ordinario civil federal </text:span><text:span text:style-name="T3">11/2014</text:span><text:span text:style-name="T5">.</text:span></text:p>
      <text:p text:style-name="P14"><text:soft-page-break/></text:p>
      <text:p text:style-name="P44"><text:span text:style-name="T2">SEGUNDO.</text:span><text:span text:style-name="T12"> Por acuerdo de diecisiete de marzo de dos mil quince, se tuvieron por aceptados los peritos que la parte actora presentó y el que propuso como perito tercero en caso de desacuerdo:</text:span><text:span text:style-name="T19"> ingeniero</text:span><text:span text:style-name="T12"> arquitecto Homero Cruz Santana.</text:span></text:p>
      <text:p text:style-name="P46"/>
      <text:p text:style-name="P45"><text:span text:style-name="T12"><text:tab/></text:span><text:span text:style-name="T1">TERCERO.</text:span><text:span text:style-name="T12"> En auto de Presidencia de este Máximo Tribunal de veintisiete de abril de dos mil quince, se tuvo por presentado en tiempo y forma al perito tercero en caso de desacuerdo ingeniero arquitecto Homero Cruz Santana, aceptando y protestando el legal desempeño de su cargo y por acreditado contar con autorización para ejercer su profesión.</text:span></text:p>
      <text:p text:style-name="P46"/>
      <text:p text:style-name="P45"><text:span text:style-name="T1"><text:tab/>CUARTO. </text:span><text:span text:style-name="T12">Por acuerdo de catorce de enero de dos mil dieciséis, el Presidente en funciones de este Máximo Tribunal de la Nación determinó que en virtud de que del análisis integral de los peritajes ofrecidos por las partes actora y demandada se advierte que resultan mayormente discordantes en sus conclusiones, con apoyo en el artículo 152 del Código Federal de Procedimientos Civiles, era necesario llamar al procedimiento al perito designado como tercero en caso de desacuerdo, ingeniero Homero Cruz Santana, a fin de allegar al juicio mayores elementos para su correcta solución. </text:span></text:p>
      <text:p text:style-name="P46"/>
      <text:p text:style-name="P45"><text:span text:style-name="T12"><text:tab/></text:span><text:span text:style-name="T1">QUINTO.</text:span><text:span text:style-name="T12"> Por auto de Presidencia de este Alto Tribunal de catorce de abril de dos mil dieciséis se tuvo al perito </text:span><text:soft-page-break/><text:span text:style-name="T12">designado como tercero en caso de desacuerdo, ingeniero arquitecto Homero Cruz Santana rindiendo su dictamen pericial y se le requirió para que ratificara el contenido y firma de su peritaje. Así también y toda vez que dicho perito presentó propuesta por escrito respecto del monto de sus honorarios, se ordenó la formación por separado del cuaderno incidental para el pago de éstos</text:span><text:span text:style-name="Footnote_20_Symbol"><text:span text:style-name="T12"><text:note text:id="ftn1" text:note-class="footnote"><text:note-citation>1</text:note-citation><text:note-body><text:p text:style-name="P4"><text:span text:style-name="T9"><text:s/>Fojas 431 y 432 del cuaderno de pruebas de la actora Proso, Sociedad Anónima de Capital Variable.</text:span></text:p></text:note-body></text:note></text:span></text:span><text:span text:style-name="T12">.</text:span></text:p>
      <text:p text:style-name="P46"/>
      <text:p text:style-name="P50"><text:span text:style-name="T12">En el aludido escrito el perito ingeniero Homero Cruz Santana, señaló respecto al pago de honorarios que:</text:span></text:p>
      <text:p text:style-name="P47"/>
      <text:p text:style-name="P65"><text:span text:style-name="T12">“(…) De acuerdo al Código Federal de Procedimientos Civiles, que entiendo es el aplicable al caso, en su Capítulo IV, artículo 159 (ciento cincuenta y nueve), dice que los honorarios profesionales del perito tercero en discordia serán cubierto </text:span><text:span text:style-name="T26">(sic)</text:span><text:span text:style-name="T12"> por ambas partes, lo que se entiende en la misma proporción, o sea al cincuenta por ciento (50%) por cada una de ellas; ahora bien para el monto de dichos honorarios profesionales, según el artículo 160 (ciento sesenta) se debe tomar en consideración las disposiciones arancelarias; de todo esto se dará vista a las partes.</text:span></text:p>
      <text:p text:style-name="P66"/>
      <text:p text:style-name="P65"><text:span text:style-name="T12">Tomando fundamento en lo anterior y teniendo en cuenta que los profesionistas como el suscrito, están representados por el Colegio de Arquitectos de la ciudad de México, para obtener el monto de mis honorarios, entiendo se deben calcular con base a los aranceles que dicho Colegio, tiene estipulado, siendo lo siguiente:</text:span></text:p>
      <text:p text:style-name="P66"/>
      <text:p text:style-name="P65"><text:soft-page-break/><text:span text:style-name="T12">Por hora de trabajo fuera de la oficina y sin emitir escrito: 10 salarios mínimos generales. Por hora de trabajo en oficina y emitiendo escrito; 20 salarios mínimos generales.</text:span></text:p>
      <text:p text:style-name="P66"/>
      <text:p text:style-name="P66">El trabajo desarrollado, requirió que me presentara en las oficinas de la Subsecretaría General de Acuerdos, Sección de Trámites de Amparo, Contradicción de Tesis y Demás Asuntos, de esta Suprema Corte, así como en las oficinas del Tribunal Colegiado Auxiliar de la Judicatura Federal, en lapsos de tres horas (3 hrs.) y por tres días (3 d.), y el desarrollo del dictamen me tomó un lapso de once horas (11 hrs.); lo anterior arroja el siguiente resultado.</text:p>
      <text:p text:style-name="P66"/>
      <text:p text:style-name="P65"><text:span text:style-name="T12">Salario Mínimo General del presente año </text:span><text:span text:style-name="T20">**********</text:span></text:p>
      <text:p text:style-name="P67"/>
      <text:p text:style-name="P65"><text:span text:style-name="T12">Forma<text:tab/> <text:s text:c="8"/>Costo por hr.<text:tab/> <text:s text:c="4"/>Lapso<text:tab/> <text:s text:c="4"/>Importe</text:span></text:p>
      <text:p text:style-name="P65"><text:span text:style-name="T12">Sin escrito: <text:s/>10 SMG. </text:span><text:span text:style-name="T20">**********</text:span><text:span text:style-name="T12"> <text:s text:c="5"/>9 Hrs.<text:tab/> <text:s text:c="2"/></text:span><text:span text:style-name="T20">**********</text:span></text:p>
      <text:p text:style-name="P65"><text:span text:style-name="T12">Con escrito: 20 SMG. </text:span><text:span text:style-name="T20">**********</text:span><text:span text:style-name="T12"> <text:s/>11 Hrs.<text:tab/> <text:s text:c="2"/></text:span><text:span text:style-name="T20">**********</text:span></text:p>
      <text:p text:style-name="P66"/>
      <text:p text:style-name="P65"><text:span text:style-name="T12">Cantidades que sumadas arrojan un TOTAL: </text:span><text:span text:style-name="T20">**********</text:span><text:span text:style-name="T12"> cantidad que se cierra a números redondos en la suma de </text:span><text:span text:style-name="T20">**********</text:span><text:span text:style-name="T12">, cantidad que considero la mínima justa por la importancia del trabajo desarrollado, así como por la responsabilidad que adquirí con el mismo; por otra parte y del cálculo anterior, le corresponden </text:span><text:span text:style-name="T20">**********</text:span><text:span text:style-name="T12"> a cada una de las partes del presente asunto…”.</text:span></text:p>
      <text:p text:style-name="P68"/>
      <text:p text:style-name="P50"><text:span text:style-name="T1">SEXTO.</text:span><text:span text:style-name="T12"> </text:span><text:span text:style-name="T30">Por acuerdo Presidencial de veintisiete de abril de dos mil dieciséis,</text:span><text:span text:style-name="T12"> </text:span><text:span text:style-name="T30">se </text:span><text:span text:style-name="T12">ordenó formar y registrar con el número 1/2016 el presente incidente de pago de honorarios, así como correr traslado a las partes para que dentro del plazo de tres días, se manifestaran al respecto. </text:span></text:p>
      <text:p text:style-name="P15"><text:soft-page-break/></text:p>
      <text:p text:style-name="P24"><text:span text:style-name="T3">SÉPTIMO. </text:span><text:span text:style-name="T6">Mediante escrito presentado ante </text:span><text:span text:style-name="T8">la Oficina de Certificación Judicial y Correspondencia de este Máximo Tribunal,</text:span><text:span text:style-name="T6"> el nueve de mayo de dos mil dieciséis, el</text:span><text:span text:style-name="T5"> representante legal del Consejo de la Judicatura Federal</text:span><text:span text:style-name="T6"> señaló que no existía inconveniente por parte de su representada en pagar la cantidad de </text:span><text:span text:style-name="T20">**********</text:span><text:span text:style-name="T6"> como la parte que le correspondía cubrir de los señalados honorarios. </text:span></text:p>
      <text:p text:style-name="P18"/>
      <text:p text:style-name="P24"><text:span text:style-name="T7">OCTAVO.</text:span><text:span text:style-name="T6"> Mediante proveído de Presidencia de este Alto Tribunal de veintidós de junio de dos mil dieciséis, se tuvo a la parte codemandada incidentista, Consejo de la Judicatura Federal, manifestando su conformidad con el monto de los honorarios propuestos por el perito (actor incidentista) ingeniero arquitecto Homero Cruz Santana y se declaró precluido el derecho de la codemandada incidental Proso, Sociedad Anónima de Capital Variable, al fenecer el plazo de tres días que se le concedió sin que hubiera hecho uso de esa prerrogativa.</text:span></text:p>
      <text:p text:style-name="P18"/>
      <text:p text:style-name="P24"><text:span text:style-name="T7">NOVENO. </text:span><text:span text:style-name="T5">Mediante proveído de once de julio del año próximo pasado, el Ministro en funciones de Presidente de la Suprema Corte de Justicia de la Nación ordenó turnar el asunto para su estudio y elaboración del correspondiente proyecto de resolución, a la ponencia del Ministro Javier Laynez Potisek.</text:span></text:p>
      <text:p text:style-name="P15"/>
      <text:p text:style-name="P24"><text:span text:style-name="T3">DÉCIMO.</text:span><text:span text:style-name="T5"> El dos de agosto de dos mil dieciséis, el Presidente de esta Segunda Sala determinó que esa Sala se </text:span><text:soft-page-break/><text:span text:style-name="T5">avocara al conocimiento del asunto, ordenando su registro y posterior remisión al Ministro Javier Laynez Potisek.</text:span></text:p>
      <text:h text:style-name="P38" text:outline-level="1"/>
      <text:h text:style-name="P36" text:outline-level="1">C O N S I D E R A N D O</text:h>
      <text:h text:style-name="P36" text:outline-level="1"/>
      <text:p text:style-name="P50"><text:span text:style-name="T1">PRIMERO.</text:span><text:span text:style-name="T12"> Esta Segunda Sala de la Suprema Corte de Justicia de la Nación es legalmente competente para conocer del presente incidente de pago de honorarios, de conformidad con lo dispuesto en el artículo 94 de la Constitución Política de los Estados Unidos Mexicanos, 11, fracciones V y XX, y 21, fracción XI, de la Ley Orgánica del Poder Judicial de la Federación; así como en el Acuerdo General 5/2013, en su punto Tercero, del Pleno de este Alto Tribunal.</text:span></text:p>
      <text:p text:style-name="P48"/>
      <text:p text:style-name="P50"><text:span text:style-name="T1">SEGUNDO</text:span><text:span text:style-name="T12">.</text:span><text:span text:style-name="T1"> </text:span><text:span text:style-name="T12">El incidente de pago de honorarios fue interpuesto en forma legal, tal y como lo disponen los artículos 358 a 364</text:span><text:span text:style-name="Footnote_20_Symbol"><text:span text:style-name="T12"><text:note text:id="ftn2" text:note-class="footnote"><text:note-citation>2</text:note-citation><text:note-body><text:p text:style-name="Estilo"><text:span text:style-name="T13"><text:s/></text:span><text:span text:style-name="T32">“ARTÍCULO 358.- Los incidentes que no tengan señalada una tramitación especial, se sujetarán a la establecida en este Título.</text:span></text:p><text:p text:style-name="Estilo"><text:span text:style-name="T32">ARTÍCULO 359.- Los incidentes que pongan obstáculo a la continuación del procedimiento, se substanciarán en la misma pieza de autos, quedando, entretanto, en suspenso aquél; los que no lo pongan se tramitarán en cuaderno separado.</text:span></text:p><text:p text:style-name="P1">Ponen obstáculo, a la continuación del procedimiento, los incidentes que tienen por objeto resolver una cuestión que debe quedar establecida para poder continuar la secuela en lo principal, y aquéllos respecto de los cuales lo dispone así la ley.</text:p><text:p text:style-name="Estilo"><text:span text:style-name="T32">ARTÍCULO 360.- Promovido el incidente, el juez mandará dar traslado a las otras partes, por el término de tres días.</text:span></text:p><text:p text:style-name="P1">Transcurrido el mencionado término, si las partes no promovieren pruebas ni el tribunal las estimare necesarias, se citará, para dentro de los tres días siguientes, a la adiencia (sic) de alegatos, la que se verificará concurran o no las partes. Si se promoviere prueba o el tribunal la estimare necesaria, se abrirá una dilación probatoria de diez días, y se verificará la audiencia en la forma mencionada en el Capítulo V del Título Primero de este Libro.</text:p><text:p text:style-name="P1">En cualquiera de los casos anteriores, el tribunal, dentro de los cinco días siguientes, dictará su resolución.</text:p><text:p text:style-name="Estilo"><text:span text:style-name="T32">ARTÍCULO 361.- Todas las disposiciones sobre prueba en el juicio, son aplicables a los incidentes, en lo que no se opongan a lo preceptuado en este Título, con la sola modificación de que las pruebas pericial y testimonial se ofrecerán dentro de los primeros tres días del término probatorio.</text:span></text:p><text:p text:style-name="Estilo"><text:span text:style-name="T32">ARTÍCULO 362.- En la resolución definitiva de un incidente, se hará la correspondiente declaración sobre costas.</text:span></text:p><text:p text:style-name="Estilo"><text:span text:style-name="T32">ARTÍCULO 363.- Los autos que en segunda instancia resuelvan un incidente no admiten recurso alguno.</text:span></text:p><text:p text:style-name="P5"><text:span text:style-name="T11">ARTÍCULO 364.- Las resoluciones incidentales no surten efecto alguno más que en el juicio en que hayan sido dictadas, a no ser que la resolución se refiera a varios juicios, caso en el cual surtirá efectos en todos ellos”.</text:span></text:p></text:note-body></text:note></text:span></text:span><text:span text:style-name="T12"> del Código Federal de Procedimientos Civiles, pues de </text:span><text:soft-page-break/><text:span text:style-name="T12">las constancias del expediente se advierte que se cumplió con lo dispuesto en los artículos 159 y 160 de ese mismo ordenamiento adjetivo civil, cuyo texto es:</text:span></text:p>
      <text:p text:style-name="P47"/>
      <text:p text:style-name="P49"><text:span text:style-name="T40">“Artículo 159.- Los honorarios de cada perito serán pagados por la parte que lo nombró, o en cuya rebeldía lo hubiere nombrado el tribunal, y, los del tercero, por ambas partes, sin perjuicio de lo que se resuelva definitivamente sobre condenación en costas.”</text:span></text:p>
      <text:p text:style-name="P51"/>
      <text:p text:style-name="P49"><text:span text:style-name="T40">“Artículo 160.- Para el pago de los honorarios de que trata el artículo anterior, los peritos presentarán, al tribunal, la correspondiente regulación, de la cual se dará vista, por el término de tres días, a la parte o partes que deban pagarlos.- Transcurrido dicho término, contesten o no las partes, hará el tribunal la regulación definitiva, y ordenará su pago, teniendo en consideración, en su caso, las disposiciones arancelarias. Esta resolución es apelable si los honorarios reclamados exceden de mil pesos.- En caso de que el importe de honorarios se hubiere fijado por convenio, se estará a lo que en él se establezca”.</text:span></text:p>
      <text:p text:style-name="P52"/>
      <text:p text:style-name="P50"><text:span text:style-name="T1">TERCERO.</text:span><text:span text:style-name="T12"> En el caso que nos ocupa, se actualiza la hipótesis del pago de honorarios del perito tercero, por lo que de conformidad con el artículo 159 citado, corresponde a las partes que litigan la obligación de su liquidación. Así, tanto la demandada como la actora en el juicio principal, deben participar de igual manera en el pago correspondiente.</text:span></text:p>
      <text:p text:style-name="P50"><text:soft-page-break/><text:span text:style-name="T12">En ese orden, tomando en cuenta que el perito tercero, ingeniero arquitecto Homero Cruz Santana, rindió y ratificó ante la presencia judicial el dictamen pericial para el cual fue designado (diligencia de veintinueve de abril de dos mil dieciséis, foja 456 del cuaderno de pruebas), y que posteriormente por escrito presentado ante este Alto Tribunal el once del mismo mes y año</text:span><text:span text:style-name="Footnote_20_Symbol"><text:span text:style-name="T12"><text:note text:id="ftn3" text:note-class="footnote"><text:note-citation>3</text:note-citation><text:note-body><text:p text:style-name="Footnote"><text:span text:style-name="T11"><text:s/>Fojas 4 y 5 de este Toca.</text:span></text:p></text:note-body></text:note></text:span></text:span><text:span text:style-name="T12"> señaló el monto de sus honorarios en la cantidad de </text:span><text:span text:style-name="T20">**********</text:span><text:span text:style-name="T12">, del cual se dio vista a las partes por el término de tres días (acuerdo de veintisiete de abril de dos mil dieciséis</text:span><text:span text:style-name="Footnote_20_Symbol"><text:span text:style-name="T12"><text:note text:id="ftn4" text:note-class="footnote"><text:note-citation>4</text:note-citation><text:note-body><text:p text:style-name="Footnote"><text:span text:style-name="T11"><text:s/>Incidente de pago de honorarios. Fojas 10 a 11 vuelta.</text:span></text:p></text:note-body></text:note></text:span></text:span><text:span text:style-name="T12">) sin que existiera oposición de los litigantes en el principal, es evidente que en el caso se surte la hipótesis legal que le faculta al profesionista indicado para perseguir en la presente vía incidental la retribución económica correspondiente al desempeño del cargo que le fue conferido como auxiliar de la administración de justicia.</text:span></text:p>
      <text:p text:style-name="P17"/>
      <text:p text:style-name="P26"><text:span text:style-name="T5">Es aplicable para el caso, en lo conducente y de manera analógica, la tesis de rubro </text:span><text:span text:style-name="T3">“PERITOS, HONORARIOS DE LOS”.</text:span><text:span text:style-name="Footnote_20_Symbol"><text:span text:style-name="T5"><text:note text:id="ftn5" text:note-class="footnote"><text:note-citation>5</text:note-citation><text:note-body><text:p text:style-name="P6"><text:span text:style-name="T11"><text:s/>Época: Quinta Época. Registro: 354458. Instancia: Tercera Sala. Tipo de Tesis: Aislada. Fuente: Semanario Judicial de la Federación. Tomo LXV. Materia(s): Civil. Tesis: Página: 2531.</text:span></text:p><text:p text:style-name="P7"><text:span text:style-name="T11">“PERITOS, HONORARIOS DE LOS. Aunque una persona no hubiere estado comprendida en las listas oficiales de auxiliares de la administración de justicia, si fue designada perito por el Juez, en rebeldía del demandado, aceptó el cargo, protestó, prestó sus servicios periciales y ratificó su dictamen, estos hechos bastan para que se declare fundada la acción por pago de los honorarios que le corresponden.”</text:span></text:p><text:p text:style-name="P8">Amparo civil directo 6632/38. González Rafael. 22 de agosto de 1940. Unanimidad de cuatro votos. Ausente: Alfonso Pérez Gasga. La publicación no menciona el nombre del ponente.</text:p></text:note-body></text:note></text:span></text:span></text:p>
      <text:p text:style-name="P13"/>
      <text:p text:style-name="P26"><text:span text:style-name="T5">En tal virtud, resulta procedente en términos de los numerales transcritos 159, 160 y 360 del Código Federal de Procedimientos Civiles, decretar el pago de honorarios al perito tercero ingeniero arquitecto Homero Cruz Santana, por la cantidad </text:span><text:soft-page-break/><text:span text:style-name="T5">de </text:span><text:span text:style-name="T20">**********</text:span><text:span text:style-name="T5">, debiendo concurrir a dicho pago cada una de las partes demandadas en el incidente (litigantes en el principal) enterando al efecto la suma de </text:span><text:span text:style-name="T20">**********</text:span><text:span text:style-name="T5">.</text:span></text:p>
      <text:p text:style-name="P41"/>
      <text:p text:style-name="corte4_20_fondo"><text:span text:style-name="T12">En mérito de todo lo antes expuesto y fundado, y con apoyo en lo dispuesto por los artículos 358 a 364 del Código Federal de Procedimientos Civiles, se resuelve:</text:span></text:p>
      <text:p text:style-name="P48"/>
      <text:p text:style-name="P24"><text:span text:style-name="T3">PRIMERO</text:span><text:span text:style-name="T5">. Es procedente el incidente de pago de honorarios planteado por el actor incidentista.</text:span></text:p>
      <text:p text:style-name="P16"/>
      <text:p text:style-name="P24"><text:span text:style-name="T3">SEGUNDO.</text:span><text:span text:style-name="T5"> Los demandados incidentales Proso, Sociedad Anónima de Capital Variable y Consejo de la Judicatura Federal, deben cubrir cada uno al actor incidental la suma de </text:span><text:span text:style-name="T20">**********</text:span><text:span text:style-name="T5">, en términos de lo expuesto en el último considerando de esta resolución.</text:span></text:p>
      <text:p text:style-name="P15"/>
      <text:p text:style-name="P24"><text:span text:style-name="T4">Notifíquese</text:span><text:span text:style-name="T5">; personalmente a las partes, con testimonio de esta resolución y, en su oportunidad, archívese el expediente como asunto concluido. </text:span></text:p>
      <text:p text:style-name="P42"/>
      <text:p text:style-name="P53"><text:span text:style-name="T12">Así lo resolvió la Segunda Sala de la Suprema Corte de Justicia de la Nación, por unanimidad de cuatro votos de los señores Ministros Alberto Pérez Dayán, Javier Laynez Potisek (ponente), Margarita Beatriz Luna Ramos y Presidente Eduardo Medina Mora Icaza. Ausente el señor Ministro José Fernando Franco González Salas.</text:span></text:p>
      <text:p text:style-name="P54"/>
      <text:p text:style-name="P63"><text:soft-page-break/>Firman el Ministro Presidente de la Segunda Sala y el Ministro Ponente, con el Secretario de Acuerdos, quien autoriza y da fe.</text:p>
      <text:p text:style-name="P39"/>
      <text:p text:style-name="P37">PRESIDENTE DE LA SEGUNDA SALA</text:p>
      <text:p text:style-name="P40"/>
      <text:p text:style-name="P40"/>
      <text:p text:style-name="P40"/>
      <text:p text:style-name="P37">MINISTRO EDUARDO MEDINA MORA ICAZA </text:p>
      <text:p text:style-name="P40"/>
      <text:p text:style-name="P40"/>
      <text:p text:style-name="P37">PONENTE</text:p>
      <text:p text:style-name="P40"/>
      <text:p text:style-name="P40"/>
      <text:p text:style-name="P40"/>
      <text:p text:style-name="P37">MINISTRO JAVIER LAYNEZ POTISEK</text:p>
      <text:p text:style-name="P32"/>
      <text:p text:style-name="P33"/>
      <text:p text:style-name="P31">SECRETARIO DE ACUERDOS </text:p>
      <text:p text:style-name="P31">DE LA SEGUNDA SALA</text:p>
      <text:p text:style-name="P33"/>
      <text:p text:style-name="P33"/>
      <text:p text:style-name="P33"/>
      <text:p text:style-name="P31">LIC. MARIO EDUARDO PLATA ÁLVAREZ</text:p>
      <text:p text:style-name="P55"/>
      <text:p text:style-name="P55"/>
      <text:p text:style-name="P56"/>
      <text:p text:style-name="P58"/>
      <text:p text:style-name="P64">En términos de lo dispuesto en los artículos 6, apartado A, fracción II, de la Constitución Política de los Estados Unidos Mexicanos, 3, fracción XXI, 23, 68, fracción VI,  73, fracción II, 113 y 116 de la Ley General de Transparencia y Acceso a la Información Pública, así como en el segundo párrafo de artículo 9 del Reglamento de la Suprema Corte de Justicia de la Nación y del Consejo de la Judicatura Federal para la aplicación de la Ley Federal de Transparencia y Acceso a la Información Pública Gubernamental, de conformidad con los artículos tercero y octavo transitorios de dicha Ley, en esta versión pública se testa la información considerada legalmente como reservada o confidencial que encuadra en esos supuestos normativos.</text:p>
      <text:p text:style-name="P60"/>
      <text:p text:style-name="P56"/>
      <text:p text:style-name="P58"/>
      <text:p text:style-name="P58"/>
      <text:p text:style-name="P62"><text:span text:style-name="T33">Esta foja corresponde al </text:span><text:span text:style-name="T36">Incidente de Pago de Honorarios 1/2016.</text:span><text:span text:style-name="T33"> Actor Incidentista: </text:span><text:span text:style-name="T36">Proso, Sociedad Anónima de Capital Variable</text:span><text:span text:style-name="T35">. </text:span><text:span text:style-name="T38">F</text:span><text:span text:style-name="T32">allado el</text:span><text:span text:style-name="T35"> veintidós de marzo de dos mil diecis</text:span><text:span text:style-name="T39">iete</text:span><text:span text:style-name="T35">.</text:span><text:span text:style-name="T32"> En el sentido siguiente</text:span><text:span text:style-name="T35">: PRIMERO</text:span><text:span text:style-name="T32">. Es procedente el incidente de pago de honorarios planteado por el actor incidentista. </text:span><text:span text:style-name="T35">SEGUNDO.</text:span><text:span text:style-name="T32"> Los demandados incidentales Proso, Sociedad Anónima de Capital Variable y Consejo de la Judicatura Federal, deben cubrir cada uno al actor incidental la suma de </text:span><text:span text:style-name="T37">**********</text:span><text:span text:style-name="T32">, en términos de lo expuesto en el último considerando de esta resolución. </text:span><text:span text:style-name="T17">C</text:span><text:span text:style-name="T34">onste</text:span><text:span text:style-name="T17">.</text:span></text:p>
      <text:p text:style-name="P61"><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ヒラギノ角ゴ Pro W3" svg:font-family="'ヒラギノ角ゴ Pro W3'"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line-height="150%" fo:text-align="justify" style:justify-single-word="false" fo:text-indent="1.1811in" style:auto-text-indent="false" fo:keep-with-next="always"/>
      <style:text-properties style:font-name="Arial" fo:font-family="Arial" style:font-family-generic="swiss" style:font-pitch="variable" fo:font-size="15pt" style:font-size-asian="15pt"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style:line-height-at-least="0.25in"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2.9535in" fo:margin-right="0in" style:line-height-at-least="0.1665in" fo:text-indent="0in" style:auto-text-indent="false"/>
      <style:text-properties style:font-name="Arial" fo:font-family="Arial" style:font-family-generic="swiss" style:font-pitch="variable" fo:font-size="15pt" style:font-size-asian="15pt" style:font-name-complex="Arial" style:font-family-complex="Arial" style:font-family-generic-complex="swiss" style:font-pitch-complex="variable"/>
    </style:style>
    <style:style style:name="Lista_20_2" style:display-name="Lista 2" style:family="paragraph" style:parent-style-name="Standard">
      <style:paragraph-properties fo:margin-left="0.3929in" fo:margin-right="0in" fo:text-indent="-0.1965in" style:auto-text-indent="false"/>
    </style:style>
    <style:style style:name="Sangría_20_3_20_de_20_t._20_independiente" style:display-name="Sangría 3 de t. independiente"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corte4_20_fondo" style:display-name="corte4 fondo" style:family="paragraph" style:parent-style-name="Standard">
      <style:paragraph-properties fo:margin-left="0in" fo:margin-right="0in" fo:line-height="150%" fo:text-align="justify" style:justify-single-word="false" fo:text-indent="0.4925in" style:auto-text-indent="false"/>
      <style:text-properties style:font-name="Arial" fo:font-family="Arial" style:font-family-generic="swiss" style:font-pitch="variable" fo:font-size="15pt" style:font-name-asian="Calibri" style:font-family-asian="Calibri" style:font-family-generic-asian="swiss" style:font-pitch-asian="variable" style:font-size-asian="15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Texto_20_independiente_20_primera_20_sangría" style:display-name="Texto independiente primera sangría" style:family="paragraph" style:parent-style-name="Text_20_body">
      <style:paragraph-properties fo:margin-left="0in" fo:margin-right="0in" fo:text-indent="0.1457in" style:auto-text-indent="false"/>
    </style:style>
    <style:style style:name="Header" style:family="paragraph" style:parent-style-name="Standard" style:class="extra"/>
    <style:style style:name="Párrafo_20_de_20_lista" style:display-name="Párrafo de lista" style:family="paragraph" style:parent-style-name="Standard">
      <style:paragraph-properties fo:margin-left="0.5in" fo:margin-right="0in" fo:margin-top="0in" fo:margin-bottom="0in" style:contextual-spacing="true" fo:text-indent="0in" style:auto-text-indent="false"/>
    </style:style>
    <style:style style:name="Sangría_20_2_20_de_20_t._20_independiente" style:display-name="Sangría 2 de t. independiente" style:family="paragraph" style:parent-style-name="Standard">
      <style:paragraph-properties fo:margin-left="0.1965in" fo:margin-right="0in" fo:margin-top="0in" fo:margin-bottom="0.0835in" style:contextual-spacing="false" fo:line-height="200%" fo:text-indent="0in" style:auto-text-indent="false"/>
    </style:style>
    <style:style style:name="corte3_20_centro" style:display-name="corte3 centro" style:family="paragraph" style:parent-style-name="Standard">
      <style:paragraph-properties fo:line-height="150%" fo:text-align="center" style:justify-single-word="false"/>
      <style:text-properties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corte5_20_transcripcion" style:display-name="corte5 transcripcion" style:family="paragraph" style:parent-style-name="Standard">
      <style:paragraph-properties fo:margin-left="0.4925in" fo:margin-right="0.4925in" fo:line-height="150%" fo:text-align="justify" style:justify-single-word="false" fo:text-indent="0in" style:auto-text-indent="false"/>
      <style:text-properties style:font-name="Arial" fo:font-family="Arial" style:font-family-generic="swiss" style:font-pitch="variable" fo:font-size="15pt" fo:font-style="italic" fo:font-weight="bold" style:font-size-asian="15pt" style:font-style-asian="italic" style:font-weight-asian="bold" style:font-name-complex="Arial" style:font-family-complex="Arial" style:font-family-generic-complex="swiss" style:font-pitch-complex="variable"/>
    </style:style>
    <style:style style:name="corte4_20_fondo_20_Car_20_Car" style:display-name="corte4 fondo Car Car" style:family="paragraph" style:parent-style-name="Standard">
      <style:paragraph-properties fo:margin-left="0in" fo:margin-right="0in" fo:line-height="150%" fo:text-align="justify" style:justify-single-word="false" fo:text-indent="0.4925in" style:auto-text-indent="false"/>
      <style:text-properties style:font-name="Arial" fo:font-family="Arial" style:font-family-generic="swiss" style:font-pitch="variable" fo:font-size="15pt" style:font-size-asian="15pt" style:font-name-complex="Arial" style:font-family-complex="Arial" style:font-family-generic-complex="swiss" style:font-pitch-complex="variable"/>
    </style:style>
    <style:style style:name="corte2_20_ponente" style:display-name="corte2 ponente" style:family="paragraph" style:parent-style-name="Standard">
      <style:text-properties fo:text-transform="uppercase"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style style:name="_5b_Normal_5d_" style:display-name="[Normal]" style:family="paragraph">
      <style:paragraph-properties fo:orphans="0" fo:widows="0" style:text-autospace="none" style:writing-mode="lr-tb"/>
      <style:text-properties style:use-window-font-color="true" loext:opacity="0%" style:font-name="Arial" fo:font-family="Arial" style:font-family-generic="swiss" style:font-pitch="variable" fo:font-size="12pt" fo:language="es" fo:country="MX"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rte1_20_datos" style:display-name="corte1 datos" style:family="paragraph" style:parent-style-name="Standard">
      <style:paragraph-properties fo:margin-left="1.772in" fo:margin-right="0in" fo:text-indent="0in" style:auto-text-indent="false"/>
      <style:text-properties fo:text-transform="uppercase" style:font-name="Arial" fo:font-family="Arial" style:font-family-generic="swiss" style:font-pitch="variable" fo:font-size="15pt" fo:language="es" fo:country="MX" fo:font-weight="bold" style:font-size-asian="15pt" style:font-weight-asian="bold" style:font-name-complex="Arial" style:font-family-complex="Arial" style:font-family-generic-complex="swiss" style:font-pitch-complex="variable"/>
    </style:style>
    <style:style style:name="corte6_20_cintillo_20_y_20_pie" style:display-name="corte6 cintillo y pie" style:family="paragraph" style:parent-style-name="Standard">
      <style:paragraph-properties fo:text-align="end" style:justify-single-word="false"/>
      <style:text-properties fo:text-transform="uppercase" style:font-name="Arial" fo:font-family="Arial" style:font-family-generic="swiss" style:font-pitch="variable" fo:font-size="12pt" fo:language="es" fo:country="MX" fo:font-weight="bold" style:font-size-asian="12pt" style:font-weight-asian="bold" style:font-name-complex="Arial" style:font-family-complex="Arial" style:font-family-generic-complex="swiss" style:font-pitch-complex="variable"/>
    </style:style>
    <style:style style:name="Sin_20_espaciado" style:display-name="Sin espaciado" style:family="paragraph">
      <style:paragraph-properties fo:orphans="2" fo:widows="2" style:writing-mode="lr-tb"/>
      <style:text-properties style:use-window-font-color="true" loext:opacity="0%" style:font-name="Times New Roman" fo:font-family="'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 style:family="paragraph" style:parent-style-name="Sin_20_espaciado">
      <style:paragraph-properties fo:text-align="justify" style:justify-single-word="false"/>
      <style:text-properties style:font-name="Arial" fo:font-family="Arial" style:font-family-generic="swiss" style:font-pitch="variable" fo:font-size="12pt" fo:language="es" fo:country="MX" style:font-name-asian="Calibri" style:font-family-asian="Calibri" style:font-family-generic-asian="swiss" style:font-pitch-asian="variable" style:font-size-asian="12pt" style:font-name-complex="Arial" style:font-family-complex="Arial" style:font-family-generic-complex="swiss" style:font-pitch-complex="variable" style:font-size-complex="11pt"/>
    </style:style>
    <style:style style:name="corte4_20_fondo_20_Car1_20_Car_20_Car_20_Car_20_Car" style:display-name="corte4 fondo Car1 Car Car Car Car" style:family="paragraph" style:parent-style-name="Standard">
      <style:paragraph-properties fo:margin-left="0in" fo:margin-right="0in" fo:line-height="150%" fo:text-align="justify" style:justify-single-word="false" fo:text-indent="0.4925in" style:auto-text-indent="false"/>
      <style:text-properties style:font-name="Arial" fo:font-family="Arial" style:font-family-generic="swiss" style:font-pitch="variable" fo:font-size="15pt" fo:language="es" fo:country="MX" style:font-name-asian="Calibri" style:font-family-asian="Calibri" style:font-family-generic-asian="swiss" style:font-pitch-asian="variable" style:font-size-asian="15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style style:name="WW8Num10z0" style:family="text"/>
    <style:style style:name="WW8Num11z0" style:family="text"/>
    <style:style style:name="WW8Num12z0" style:family="text"/>
    <style:style style:name="WW8Num13z0" style:family="text">
      <style:text-properties style:font-name="Arial" fo:font-family="Arial" style:font-family-generic="swiss" style:font-pitch="variable" fo:text-shadow="none" fo:font-weight="normal" style:font-weight-asian="normal" style:font-name-complex="Arial" style:font-family-complex="Arial" style:font-family-generic-complex="swiss" style:font-pitch-complex="variable"/>
    </style:style>
    <style:style style:name="WW8Num13z1" style:family="text">
      <style:text-properties fo:font-size="13pt" style:font-size-asian="13pt" style:font-size-complex="13pt"/>
    </style:style>
    <style:style style:name="WW8Num13z2"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1_20_Car" style:display-name="Título 1 Car" style:family="text">
      <style:text-properties style:font-name="Arial" fo:font-family="Arial" style:font-family-generic="swiss" style:font-pitch="variable" fo:font-size="15pt" style:rfc-language-tag="es-ES-u-co-trad" fo:language="es" fo:country="ES"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0pt"/>
    </style:style>
    <style:style style:name="Sangría_20_de_20_texto_20_normal_20_Car" style:display-name="Sangría de texto normal Car" style:family="text">
      <style:text-properties style:font-name="Arial" fo:font-family="Arial" style:font-family-generic="swiss" style:font-pitch="variable" fo:font-size="15pt" style:rfc-language-tag="es-ES-u-co-trad" fo:language="es" fo:country="ES"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0pt"/>
    </style:style>
    <style:style style:name="Sangría_20_3_20_de_20_t._20_independiente_20_Car" style:display-name="Sangría 3 de t. independiente Car" style:family="text">
      <style:text-properties style:font-name="Times New Roman" fo:font-family="'Times New Roman'" style:font-family-generic="roman" style:font-pitch="variable" fo:font-size="8pt" style:rfc-language-tag="es-ES-u-co-trad" fo:language="es" fo:country="E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corte4_20_fondo_20_Car1" style:display-name="corte4 fondo Car1" style:family="text">
      <style:text-properties style:font-name="Arial" fo:font-family="Arial" style:font-family-generic="swiss" style:font-pitch="variable" fo:font-size="15pt" style:rfc-language-tag="es-ES-u-co-trad" fo:language="es" fo:country="ES" style:font-size-asian="15pt" style:font-name-complex="Times New Roman" style:font-family-complex="'Times New Roman'" style:font-family-generic-complex="roman" style:font-pitch-complex="variable"/>
    </style:style>
    <style:style style:name="Pie_20_de_20_página_20_Car" style:display-name="Pie de página Car" style:family="text">
      <style:text-properties style:font-name="Times New Roman" fo:font-family="'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Texto_20_independiente_20_Car" style:display-name="Texto independiente Car" style:family="text">
      <style:text-properties style:font-name="Times New Roman" fo:font-family="'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o_20_independiente_20_primera_20_sangría_20_Car" style:display-name="Texto independiente primera sangría Car" style:family="text">
      <style:text-properties style:font-name="Times New Roman" fo:font-family="'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Encabezado_20_Car" style:display-name="Encabezado Car" style:family="text">
      <style:text-properties style:font-name="Times New Roman" fo:font-family="'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Sangría_20_2_20_de_20_t._20_independiente_20_Car" style:display-name="Sangría 2 de t. independiente Car" style:family="text">
      <style:text-properties style:font-name="Times New Roman" fo:font-family="'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2_20_Car" style:display-name="Título 2 Car" style:family="text">
      <style:text-properties style:font-name="Arial" fo:font-family="Arial" style:font-family-generic="swiss" style:font-pitch="variable" fo:font-size="12pt" style:rfc-language-tag="es-ES-u-co-trad"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rte4_20_fondo_20_Car_20_Car_20_Car" style:display-name="corte4 fondo Car Car Car" style:family="text">
      <style:text-properties style:font-name="Arial" fo:font-family="Arial" style:font-family-generic="swiss" style:font-pitch="variable" fo:font-size="15pt" style:rfc-language-tag="es-ES-u-co-trad" fo:language="es" fo:country="ES"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0pt"/>
    </style:style>
    <style:style style:name="corte4_20_fondo_20_Car" style:display-name="corte4 fondo Car" style:family="text">
      <style:text-properties style:font-name="Arial" fo:font-family="Arial" style:font-family-generic="swiss" style:font-pitch="variable" fo:font-size="15pt" style:rfc-language-tag="es-ES-u-co-trad" fo:language="es" fo:country="ES" style:font-size-asian="15pt" style:font-name-complex="Arial" style:font-family-complex="Arial" style:font-family-generic-complex="swiss" style:font-pitch-complex="variable" style:language-complex="ar" style:country-complex="SA"/>
    </style:style>
    <style:style style:name="corte5_20_transcripcion_20_Car" style:display-name="corte5 transcripcion Car" style:family="text">
      <style:text-properties style:font-name="Arial" fo:font-family="Arial" style:font-family-generic="swiss" style:font-pitch="variable" fo:font-size="15pt" style:rfc-language-tag="es-ES-u-co-trad" fo:language="es" fo:country="ES" fo:font-style="italic" fo:font-weight="bold" style:font-name-asian="Times New Roman" style:font-family-asian="'Times New Roman'" style:font-family-generic-asian="roman" style:font-pitch-asian="variable" style:font-size-asian="15pt" style:font-style-asian="italic" style:font-weight-asian="bold" style:font-name-complex="Times New Roman" style:font-family-complex="'Times New Roman'" style:font-family-generic-complex="roman" style:font-pitch-complex="variable" style:font-size-complex="10pt"/>
    </style:style>
    <style:style style:name="Texto_20_de_20_globo_20_Car" style:display-name="Texto de globo Car" style:family="text">
      <style:text-properties style:font-name="Tahoma" fo:font-family="Tahoma" style:font-family-generic="swiss" style:font-pitch="variable" fo:font-size="8pt" style:rfc-language-tag="es-ES-u-co-trad" fo:language="es" fo:country="ES"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Texto_20_nota_20_pie_20_Car" style:display-name="Texto nota pie Car" style:family="text">
      <style:text-properties style:font-name="Times New Roman" fo:font-family="'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note_20_Symbol" style:display-name="Footnote Symbol" style:family="text">
      <style:text-properties style:text-position="super 58%"/>
    </style:style>
    <style:style style:name="corte3_20_centro_20_Car" style:display-name="corte3 centro Car" style:family="text">
      <style:text-properties style:font-name="Arial" fo:font-family="Arial" style:font-family-generic="swiss" style:font-pitch="variable" fo:font-size="15pt" style:rfc-language-tag="es-ES-u-co-trad" fo:language="es" fo:country="ES" fo:font-weight="bold" style:font-name-asian="Times New Roman" style:font-family-asian="'Times New Roman'" style:font-family-generic-asian="roman" style:font-pitch-asian="variable" style:font-size-asian="15pt" style:font-weight-asian="bold" style:font-name-complex="Arial" style:font-family-complex="Arial" style:font-family-generic-complex="swiss" style:font-pitch-complex="variable"/>
    </style:style>
    <style:style style:name="corte1_20_datos_20_Car" style:display-name="corte1 datos Car" style:family="text">
      <style:text-properties fo:text-transform="uppercase" style:font-name="Arial" fo:font-family="Arial" style:font-family-generic="swiss" style:font-pitch="variable" fo:font-size="15pt" fo:font-weight="bold" style:font-name-asian="Times New Roman" style:font-family-asian="'Times New Roman'" style:font-family-generic-asian="roman" style:font-pitch-asian="variable" style:font-size-asian="15pt" style:font-weight-asian="bold" style:font-name-complex="Arial" style:font-family-complex="Arial" style:font-family-generic-complex="swiss" style:font-pitch-complex="variable"/>
    </style:style>
    <style:style style:name="corte2_20_ponente_20_Car" style:display-name="corte2 ponente Car" style:family="text">
      <style:text-properties fo:text-transform="uppercase" style:font-name="Arial" fo:font-family="Arial" style:font-family-generic="swiss" style:font-pitch="variable" fo:font-size="15pt" style:rfc-language-tag="es-ES-u-co-trad" fo:language="es" fo:country="ES" fo:font-weight="bold" style:font-name-asian="Times New Roman" style:font-family-asian="'Times New Roman'" style:font-family-generic-asian="roman" style:font-pitch-asian="variable" style:font-size-asian="15pt" style:font-weight-asian="bold" style:font-name-complex="Arial" style:font-family-complex="Arial" style:font-family-generic-complex="swiss" style:font-pitch-complex="variable" style:font-size-complex="15pt"/>
    </style:style>
    <style:style style:name="corte5_20_transcripcion_20_Car_20_Car" style:display-name="corte5 transcripcion Car Car" style:family="text">
      <style:text-properties style:font-name="Arial" fo:font-family="Arial" style:font-family-generic="swiss" style:font-pitch="variable" fo:font-size="15pt" style:rfc-language-tag="es-ES-u-co-trad" fo:language="es" fo:country="ES" fo:font-style="italic" fo:font-weight="bold" style:font-size-asian="15pt" style:font-style-asian="italic" style:font-weight-asian="bold" style:font-name-complex="Arial" style:font-family-complex="Arial" style:font-family-generic-complex="swiss" style:font-pitch-complex="variable" style:language-complex="ar" style:country-complex="SA"/>
    </style:style>
    <style:style style:name="corte5_20_transcripcion_20_Car1" style:display-name="corte5 transcripcion Car1" style:family="text">
      <style:text-properties style:font-name="Arial" fo:font-family="Arial" style:font-family-generic="swiss" style:font-pitch="variable" fo:font-size="15pt" style:rfc-language-tag="es-ES-u-co-trad" fo:language="es" fo:country="ES" fo:font-style="italic" fo:font-weight="bold" style:font-size-asian="15pt" style:font-style-asian="italic" style:font-weight-asian="bold" style:font-name-complex="Arial" style:font-family-complex="Arial" style:font-family-generic-complex="swiss" style:font-pitch-complex="variable" style:language-complex="ar" style:country-complex="SA"/>
    </style:style>
    <style:style style:name="corte4_20_fondo_20_Car2" style:display-name="corte4 fondo Car2" style:family="text">
      <style:text-properties style:font-name="Arial" fo:font-family="Arial" style:font-family-generic="swiss" style:font-pitch="variable" fo:font-size="15pt" style:rfc-language-tag="es-ES-u-co-trad" fo:language="es" fo:country="ES" style:font-size-asian="15pt" style:font-name-complex="Arial" style:font-family-complex="Arial" style:font-family-generic-complex="swiss" style:font-pitch-complex="variable" style:language-complex="ar" style:country-complex="SA"/>
    </style:style>
    <style:style style:name="corte1_20_datos_20_Car1" style:display-name="corte1 datos Car1" style:family="text">
      <style:text-properties fo:text-transform="uppercase" style:font-name="Arial" fo:font-family="Arial" style:font-family-generic="swiss" style:font-pitch="variable" fo:font-size="15pt" fo:language="es" fo:country="MX" fo:font-weight="bold" style:font-size-asian="15pt" style:font-weight-asian="bold" style:font-name-complex="Arial" style:font-family-complex="Arial" style:font-family-generic-complex="swiss" style:font-pitch-complex="variable"/>
    </style:style>
    <style:style style:name="Estilo_20_Car" style:display-name="Estilo C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1pt"/>
    </style:style>
    <style:style style:name="corte4_20_fondo_20_Car1_20_Car_20_Car_20_Car_20_Car_20_Car" style:display-name="corte4 fondo Car1 Car Car Car Car Car" style:family="text">
      <style:text-properties style:font-name="Arial" fo:font-family="Arial" style:font-family-generic="swiss" style:font-pitch="variable" fo:font-size="15pt" style:font-size-asian="15pt" style:font-name-complex="Arial" style:font-family-complex="Arial" style:font-family-generic-complex="swiss" style:font-pitch-complex="variable"/>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3055in" fo:text-indent="-0.25in" fo:margin-left="1.3055in"/>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1.8055in" fo:text-indent="-0.25in" fo:margin-left="1.8055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2.3055in" fo:text-indent="-0.25in" fo:margin-left="2.3055in"/>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2.8055in" fo:text-indent="-0.25in" fo:margin-left="2.8055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3.3055in" fo:text-indent="-0.25in" fo:margin-left="3.3055in"/>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3.8055in" fo:text-indent="-0.25in" fo:margin-left="3.8055in"/>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4.3055in" fo:text-indent="-0.25in" fo:margin-left="4.3055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4.8055in" fo:text-indent="-0.25in" fo:margin-left="4.8055in"/>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5.3055in" fo:text-indent="-0.25in" fo:margin-left="5.30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4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4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4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4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4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0909in"/>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0.4091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0.9091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25in" fo:margin-left="1.4091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1.9091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2.4091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25in" fo:margin-left="2.9091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3.4091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3.909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25in" fo:margin-left="0.7425in"/>
        </style:list-level-properties>
        <style:text-properties style:font-name="Arial"/>
      </text:list-level-style-bullet>
      <text:list-level-style-bullet text:level="2" text:style-name="WW8Num7z1" loext:num-list-format="%2%." style:num-suffix="."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417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417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417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417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loext:num-list-format="%1%)" style:num-suffix=")" style:num-format="a" style:num-letter-sync="true">
        <style:list-level-properties text:list-level-position-and-space-mode="label-alignment">
          <style:list-level-label-alignment text:label-followed-by="listtab" fo:text-indent="-0.25in" fo:margin-left="0.74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4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4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4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4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4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4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4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4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4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4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3z1"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13z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3z2"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13z2"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3z2"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3z2" loext:num-list-format="%1%.%2%.%3%.%4%.%5%.%6%.%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WW8Num13z2"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3z2"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1375in" table:align="left" style:writing-mode="lr-tb"/>
    </style:style>
    <style:style style:name="Table1.A" style:family="table-column">
      <style:table-column-properties style:column-width="5.2826in"/>
    </style:style>
    <style:style style:name="Table1.B" style:family="table-column">
      <style:table-column-properties style:column-width="0.8549in"/>
    </style:style>
    <style:style style:name="Table1.A1" style:family="table-cell">
      <style:table-cell-properties style:vertical-align="middle" fo:padding="0.0194in" fo:border="none"/>
    </style:style>
    <style:style style:name="Table1.B2" style:family="table-cell">
      <style:table-cell-properties fo:padding="0.0194in" fo:border="none"/>
    </style:style>
    <style:style style:name="MP1" style:family="paragraph" style:parent-style-name="Text_20_body_20_indent">
      <style:paragraph-properties fo:margin-left="2.6583in" fo:margin-right="0in" fo:text-align="justify" style:justify-single-word="false" fo:text-indent="0in" style:auto-text-indent="false"/>
    </style:style>
    <style:style style:name="MP2" style:family="paragraph" style:parent-style-name="Text_20_body_20_indent">
      <style:paragraph-properties fo:margin-left="2.6583in" fo:margin-right="0in" fo:text-align="justify" style:justify-single-word="false" fo:text-indent="0in" style:auto-text-indent="false"/>
      <style:text-properties fo:font-size="12pt" fo:font-weight="bold" style:font-size-asian="12pt" style:font-weight-asian="bold" style:font-size-complex="12pt"/>
    </style:style>
    <style:style style:name="MP3" style:family="paragraph" style:parent-style-name="Standard">
      <style:paragraph-properties style:line-height-at-least="0.1665in"/>
      <style:text-properties style:font-name="Arial" fo:font-size="9pt" fo:font-weight="bold" style:font-size-asian="9pt" style:font-weight-asian="bold" style:font-name-complex="Arial" style:font-size-complex="9pt"/>
    </style:style>
    <style:style style:name="MP4" style:family="paragraph" style:parent-style-name="Header">
      <style:text-properties style:font-name="Arial" fo:font-size="9pt" style:font-size-asian="9pt" style:font-name-complex="Arial" style:font-size-complex="9pt"/>
    </style:style>
    <style:style style:name="MP5" style:family="paragraph" style:parent-style-name="Table_20_Contents">
      <style:paragraph-properties fo:text-align="justify" style:justify-single-word="false"/>
    </style:style>
    <style:style style:name="MP6" style:family="paragraph" style:parent-style-name="Table_20_Contents">
      <style:text-properties fo:font-size="2pt" style:font-size-asian="2pt" style:font-size-complex="2pt"/>
    </style:style>
    <style:style style:name="MP7" style:family="paragraph" style:parent-style-name="Footer">
      <style:paragraph-properties fo:text-align="end" style:justify-single-word="false"/>
      <style:text-properties style:font-name="Arial" fo:font-size="12pt" fo:font-weight="bold" style:font-size-asian="12pt" style:font-weight-asian="bold" style:font-name-complex="Arial" style:font-size-complex="12pt"/>
    </style:style>
    <style:style style:name="MP8" style:family="paragraph" style:parent-style-name="Footer">
      <style:text-properties style:font-name="Arial" fo:font-size="12pt" fo:font-weight="bold" style:font-size-asian="12pt" style:font-weight-asian="bold" style:font-name-complex="Arial" style:font-size-complex="12pt"/>
    </style:style>
    <style:style style:name="MT1" style:family="text">
      <style:text-properties fo:font-size="12pt" fo:font-weight="bold" style:font-size-asian="12pt" style:font-weight-asian="bold" style:font-size-complex="12pt"/>
    </style:style>
    <style:page-layout style:name="Mpm1">
      <style:page-layout-properties fo:page-width="8.5in" fo:page-height="14in" style:num-format="1" style:print-orientation="portrait" fo:margin-top="1.1811in" fo:margin-bottom="1.1811in" fo:margin-left="1.1811in" fo:margin-right="1.1811in" style:writing-mode="lr-tb" style:layout-grid-color="#c0c0c0" style:layout-grid-lines="46"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2598in" fo:margin-bottom="1.2209in" style:dynamic-spacing="true"/>
      </style:header-style>
      <style:footer-style>
        <style:header-footer-properties fo:min-height="0.5909in" fo:margin-top="0.552in" style:dynamic-spacing="true"/>
      </style:footer-style>
    </style:page-layout>
  </office:automatic-styles>
  <office:master-styles>
    <style:master-page style:name="Standard" style:page-layout-name="Mpm1">
      <style:header>
        <text:p text:style-name="MP1"><text:span text:style-name="MT1">INCIDENTE DE PAGO DE HONORARIOS 1/2016</text:span></text:p>
        <text:p text:style-name="MP2"/>
        <text:p text:style-name="MP3"/>
        <text:p text:style-name="MP4"/>
      </style:header>
      <style:header-first>
        <text:p text:style-name="Header"/>
        <table:table table:name="Table1" table:style-name="Table1">
          <table:table-column table:style-name="Table1.A"/>
          <table:table-column table:style-name="Table1.B"/>
          <table:table-row>
            <table:table-cell table:style-name="Table1.A1" office:value-type="string">
              <text:p text:style-name="Table_20_Heading">PUNTO RESOLUTIVO</text:p>
            </table:table-cell>
            <table:table-cell table:style-name="Table1.A1" office:value-type="string">
              <text:p text:style-name="Table_20_Heading">VOTACIÓN</text:p>
            </table:table-cell>
          </table:table-row>
          <table:table-row>
            <table:table-cell table:style-name="Table1.A1" office:value-type="string">
              <text:p text:style-name="MP5">22/03/2017 • ES PROCEDENTE EL INCIDENTE DE PAGO DE HONORARIOS PLANTEADO POR EL ACTOR INCIDENTISTA. • LOS DEMANDADOS INCIDENTALES PROSO, SOCIEDAD ANÓNIMA DE CAPITAL VARIABLE Y CONSEJO DE LA JUDICATURA FEDERAL, DEBEN CUBRIR CADA UNO AL ACTOR INCIDENTAL LA SUMA DE $11,300.00 (ONCE MIL TRESCIENTOS PESOS 00/100 M. N.), EN TÉRMINOS DE LO EXPUESTO EN EL ÚLTIMO CONSIDERANDO DE ESTA RESOLUCIÓN. </text:p>
            </table:table-cell>
            <table:table-cell table:style-name="Table1.B2" office:value-type="string">
              <text:p text:style-name="MP6"/>
            </table:table-cell>
          </table:table-row>
        </table:table>
        <text:p text:style-name="Header"/>
      </style:header-first>
      <style:footer>
        <text:p text:style-name="MP7"><text:page-number text:select-page="current">11</text:page-number></text:p>
        <text:p text:style-name="MP7"/>
        <text:p text:style-name="MP7"/>
        <text:p text:style-name="MP8"/>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cperezf</meta:initial-creator>
    <meta:creation-date>2017-04-03T14:43:00</meta:creation-date>
    <dc:date>2025-02-20T14:20:58.249075608</dc:date>
    <meta:print-date>2017-03-28T18:02:00</meta:print-date>
    <meta:editing-cycles>3</meta:editing-cycles>
    <meta:editing-duration>PT1M54S</meta:editing-duration>
    <meta:document-statistic meta:table-count="1" meta:image-count="0" meta:object-count="0" meta:page-count="11" meta:paragraph-count="73" meta:word-count="2630" meta:character-count="16243" meta:non-whitespace-character-count="13638"/>
    <meta:generator>LibreOffice/7.3.7.2$Linux_X86_64 LibreOffice_project/30$Build-2</meta:generator>
    <meta:user-defined meta:name="ContentTypeId">0x010100D419FFB76FFAA34F89E9278C950086E8</meta:user-defined>
  </office:meta>
</office:document-meta>
</file>